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 style:family="table">
      <style:table-properties style:width="16.51cm" table:align="margins" style:writing-mode="lr-tb"/>
    </style:style>
    <style:style style:name="Tabla4.A" style:family="table-column">
      <style:table-column-properties style:column-width="8.255cm" style:rel-column-width="32767*"/>
    </style:style>
    <style:style style:name="Tabla4.B" style:family="table-column">
      <style:table-column-properties style:column-width="8.25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language-complex="ar" style:country-complex="SA"/>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6" style:family="paragraph" style:parent-style-name="Table_20_Contents">
      <style:text-properties fo:language="es" fo:country="CO" style:language-complex="ar" style:country-complex="SA"/>
    </style:style>
    <style:style style:name="P7" style:family="paragraph" style:parent-style-name="InfoBlue">
      <style:text-properties fo:language="es" fo:country="CO" style:language-complex="ar" style:country-complex="SA"/>
    </style:style>
    <style:style style:name="P8" style:family="paragraph" style:parent-style-name="InfoBlue">
      <style:paragraph-properties fo:text-align="justify" style:justify-single-word="false"/>
      <style:text-properties fo:language="es" fo:country="CO" style:language-complex="ar" style:country-complex="SA"/>
    </style:style>
    <style:style style:name="P9" style:family="paragraph" style:parent-style-name="InfoBlue">
      <style:text-properties fo:color="#000000" fo:language="es" fo:country="CO" style:language-complex="ar" style:country-complex="SA"/>
    </style:style>
    <style:style style:name="P10" style:family="paragraph" style:parent-style-name="Title">
      <style:text-properties fo:font-size="14pt" fo:language="es" fo:country="CO" style:font-size-asian="14pt" style:language-complex="ar" style:country-complex="SA"/>
    </style:style>
    <style:style style:name="P11" style:family="paragraph" style:parent-style-name="Title">
      <style:paragraph-properties fo:text-align="end" style:justify-single-word="false"/>
      <style:text-properties fo:font-size="14pt" fo:language="es" fo:country="CO" style:font-size-asian="14pt" style:language-complex="ar" style:country-complex="SA"/>
    </style:style>
    <style:style style:name="P12" style:family="paragraph" style:parent-style-name="Title">
      <style:paragraph-properties fo:text-align="end" style:justify-single-word="false"/>
      <style:text-properties fo:language="es" fo:country="CO" style:language-complex="ar" style:country-complex="SA"/>
    </style:style>
    <style:style style:name="P13" style:family="paragraph" style:parent-style-name="Title">
      <style:paragraph-properties fo:break-before="page"/>
      <style:text-properties fo:language="es" fo:country="CO" style:language-complex="ar" style:country-complex="SA"/>
    </style:style>
    <style:style style:name="P14"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5" style:family="paragraph" style:parent-style-name="Table_20_Heading">
      <style:text-properties fo:language="es" fo:country="CO"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ext_20_body">
      <style:paragraph-properties fo:text-align="justify" style:justify-single-word="false"/>
      <style:text-properties fo:language="es" fo:country="CO" style:language-complex="ar" style:country-complex="SA"/>
    </style:style>
    <style:style style:name="P18"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19" style:family="paragraph" style:parent-style-name="Tabletext">
      <style:paragraph-properties style:snap-to-layout-grid="false"/>
      <style:text-properties fo:language="es" fo:country="CO" style:language-complex="ar" style:country-complex="SA"/>
    </style:style>
    <style:style style:name="P20" style:family="paragraph" style:parent-style-name="Standard">
      <style:paragraph-properties style:snap-to-layout-grid="false"/>
      <style:text-properties fo:language="es" fo:country="CO" style:language-complex="ar" style:country-complex="SA"/>
    </style:style>
    <style:style style:name="P21"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22" style:family="paragraph" style:parent-style-name="Heading_20_1">
      <style:text-properties fo:language="es" fo:country="CO" style:language-complex="ar" style:country-complex="SA"/>
    </style:style>
    <style:style style:name="P23" style:family="paragraph" style:parent-style-name="Heading_20_1">
      <style:paragraph-properties fo:margin-left="0cm" fo:margin-right="0cm" fo:text-indent="0cm" style:auto-text-indent="false"/>
      <style:text-properties fo:language="es" fo:country="CO" style:language-complex="ar" style:country-complex="SA"/>
    </style:style>
    <style:style style:name="P24" style:family="paragraph" style:parent-style-name="Heading_20_2">
      <style:text-properties fo:language="es" fo:country="CO" style:language-complex="ar" style:country-complex="SA"/>
    </style:style>
    <style:style style:name="P25" style:family="paragraph" style:parent-style-name="Contents_20_1">
      <style:paragraph-properties>
        <style:tab-stops>
          <style:tab-stop style:position="16.51cm"/>
        </style:tab-stops>
      </style:paragraph-properties>
    </style:style>
    <style:style style:name="P26"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27" style:family="paragraph" style:parent-style-name="Title" style:master-page-name="Convertir_20_1">
      <style:paragraph-properties style:page-number="auto"/>
      <style:text-properties fo:language="es" fo:country="CO" style:language-complex="ar" style:country-complex="SA"/>
    </style:style>
    <style:style style:name="P28" style:family="paragraph" style:parent-style-name="Contents_20_2">
      <style:paragraph-properties>
        <style:tab-stops>
          <style:tab-stop style:position="16.51cm"/>
        </style:tab-stops>
      </style:paragraph-properties>
    </style:style>
    <style:style style:name="P29"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number-style style:name="N106">
      <number:number number:decimal-places="1" number:min-integer-digits="0"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Herramienta case para la transformación de modelos de líneas de producción mediante MDA</text:p>
      <text:p text:style-name="P12">Plan de gestión de Riesgos.</text:p>
      <text:p text:style-name="P12"/>
      <text:p text:style-name="P11">Version &lt;1.0&gt;</text:p>
      <text:p text:style-name="P10"/>
      <text:p text:style-name="P2"/>
      <text:p text:style-name="P7"/>
      <text:p text:style-name="P27">Historia de revisió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Fecha</text:p>
          </table:table-cell>
          <table:table-cell table:style-name="Tabla1.A1" office:value-type="string">
            <text:p text:style-name="P18">Versión</text:p>
          </table:table-cell>
          <table:table-cell table:style-name="Tabla1.A1" office:value-type="string">
            <text:p text:style-name="P18">Descripción</text:p>
          </table:table-cell>
          <table:table-cell table:style-name="Tabla1.D1" office:value-type="string">
            <text:p text:style-name="P18">Autor</text:p>
          </table:table-cell>
        </table:table-row>
        <table:table-row table:style-name="Tabla1.1">
          <table:table-cell table:style-name="Tabla1.A2" office:value-type="date" office:date-value="2009-09-12">
            <text:p text:style-name="P19">12/09/09</text:p>
          </table:table-cell>
          <table:table-cell table:style-name="Tabla1.B2" office:value-type="float" office:value="1">
            <text:p text:style-name="P19">1,0</text:p>
          </table:table-cell>
          <table:table-cell table:style-name="Tabla1.A1" office:value-type="string">
            <text:p text:style-name="P19">Primera versión del plan de gestión de riesgos</text:p>
          </table:table-cell>
          <table:table-cell table:style-name="Tabla1.D1" office:value-type="string">
            <text:p text:style-name="P19">Jorge Iván Ramírez</text:p>
          </table:table-cell>
        </table:table-row>
        <table:table-row table:style-name="Tabla1.1">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cell table:style-name="Tabla1.D1" office:value-type="string">
            <text:p text:style-name="P19"/>
          </table:table-cell>
        </table:table-row>
        <table:table-row table:style-name="Tabla1.1">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cell table:style-name="Tabla1.D1" office:value-type="string">
            <text:p text:style-name="P19"/>
          </table:table-cell>
        </table:table-row>
        <table:table-row table:style-name="Tabla1.1">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cell table:style-name="Tabla1.D1" office:value-type="string">
            <text:p text:style-name="P19"/>
          </table:table-cell>
        </table:table-row>
      </table:table>
      <text:p text:style-name="P2"/>
      <text:p text:style-name="P13">Tabla de contenidos</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5">1. Introducción<text:tab/>4</text:p>
          <text:p text:style-name="P28">1.1 Propósito<text:tab/>4</text:p>
          <text:p text:style-name="P28">1.2 Alcance<text:tab/>4</text:p>
          <text:p text:style-name="P28">1.3 Definiciones, Acrónimos, y Abrevaciones<text:tab/>4</text:p>
          <text:p text:style-name="P28">1.4 Referencias<text:tab/>4</text:p>
          <text:p text:style-name="P28">1.5 Descripción general<text:tab/>4</text:p>
          <text:p text:style-name="P25">2. Resumen de riesgos<text:tab/>4</text:p>
          <text:p text:style-name="P25">3. Tareas de administración de riesgos.<text:tab/>5</text:p>
          <text:p text:style-name="P25">4. Organización y responsabilidades<text:tab/>5</text:p>
          <text:p text:style-name="P25">5. Presupuesto<text:tab/>5</text:p>
          <text:p text:style-name="P25">6. Herramientas y técnicas<text:tab/>6</text:p>
          <text:p text:style-name="P25">7. Lista de riesgos a manejar<text:tab/>6</text:p>
        </text:index-body>
      </text:table-of-content>
      <text:p text:style-name="P14">Plan de Gestión de Riesgos</text:p>
      <text:list xml:id="list1547945848" text:style-name="Outline">
        <text:list-header>
          <text:h text:style-name="P23" text:outline-level="1" text:is-list-header="true"/>
        </text:list-header>
        <text:list-item>
          <text:h text:style-name="P22" text:outline-level="1">Introducción</text:h>
        </text:list-item>
      </text:list>
      <text:p text:style-name="P7"/>
      <text:list xml:id="list56842752" text:continue-numbering="true" text:style-name="Outline">
        <text:list-item>
          <text:list>
            <text:list-item>
              <text:h text:style-name="P24" text:outline-level="2">Propósito</text:h>
            </text:list-item>
          </text:list>
        </text:list-item>
      </text:list>
      <text:p text:style-name="P7"/>
      <text:p text:style-name="P16">El propósito de este documento es <text:s/>dar a conocer la forma de manejar los riesgos y como serán afrontados al momento de aparecer de una forma realista donde se tratara de que afecten en la menor medida la estabilidad del proyecto y las fechas propuestas en el cronograma.</text:p>
      <text:list xml:id="list1506836447" text:continue-numbering="true" text:style-name="Outline">
        <text:list-item>
          <text:list>
            <text:list-item>
              <text:h text:style-name="P24" text:outline-level="2">Alcance</text:h>
            </text:list-item>
          </text:list>
        </text:list-item>
      </text:list>
      <text:p text:style-name="P7"/>
      <text:p text:style-name="P16">El alcance de este documento es dejar de forma escrita <text:s/>como serán tratados los riesgos al momento de su aparición durante la realización del proyecto, haciendo así mas fácil afrontarlos y aportando un conocimiento mas eficaz para corregirlos.</text:p>
      <text:list xml:id="list703441530" text:continue-numbering="true" text:style-name="Outline">
        <text:list-item>
          <text:list>
            <text:list-item>
              <text:h text:style-name="P24" text:outline-level="2">Definiciones, Acrónimos, y Abrevaciones</text:h>
            </text:list-item>
          </text:list>
        </text:list-item>
      </text:list>
      <text:p text:style-name="P7"/>
      <text:p text:style-name="P16">Para ver las definiciones, acrónimos y abreviaturas, ver documento de glosario del proyecto en la carpeta requerimientos dentro de la documentación RUP.</text:p>
      <text:list xml:id="list1710431790" text:continue-numbering="true" text:style-name="Outline">
        <text:list-item>
          <text:list>
            <text:list-item>
              <text:h text:style-name="P24" text:outline-level="2">Referencias</text:h>
            </text:list-item>
          </text:list>
        </text:list-item>
      </text:list>
      <text:p text:style-name="P9"/>
      <text:p text:style-name="P9">Documento de lista de riesgos que se encuentra en la carpeta analisis y diseno de la documentacion RUP de este proyecto.</text:p>
      <text:list xml:id="list1224010683" text:continue-numbering="true" text:style-name="Outline">
        <text:list-item>
          <text:list>
            <text:list-item>
              <text:h text:style-name="P24" text:outline-level="2">Descripción general</text:h>
            </text:list-item>
          </text:list>
        </text:list-item>
      </text:list>
      <text:p text:style-name="P7"/>
      <text:p text:style-name="P16">Este documento esta diseñado para poder dar un enfoque global dentro del proyecto para el manejo de riesgos, en el que se explica <text:s/>la forma en que se hara un sondeo dentro del proyecto para encontrar posibles riesgos y la forma de mitigarlos o corregirlos antes que se conviertan en un problema mayor dentro de la realización del proyecto</text:p>
      <text:list xml:id="list743518534" text:continue-numbering="true" text:style-name="Outline">
        <text:list-item>
          <text:h text:style-name="P22" text:outline-level="1">Resumen de riesgos</text:h>
        </text:list-item>
      </text:list>
      <text:p text:style-name="P7"/>
      <text:p text:style-name="P16">La cantidad de riesgos a los que se afrontara el proyecto no se puede predecir fácilmente, por esta razón se hara una aproximación de los riesgos que podrían suceder en un proyecto realista de construcción de software, en el que los riesgos como el no cumplimiento con el cronograma son comunes.</text:p>
      <text:p text:style-name="P16"><text:soft-page-break/>Al ser un proyecto de software, puede afrontar riesgos como la mala gestión de licencias de los productos o <text:s/>el no manejo apropiado de una tecnología, pero también enfrenta riesgos de proyectos normales como la tardanza de tiempo y la alta de recursos.</text:p>
      <text:list xml:id="list67305179" text:continue-numbering="true" text:style-name="Outline">
        <text:list-item>
          <text:h text:style-name="P22" text:outline-level="1">Tareas de administración de riesgos.</text:h>
        </text:list-item>
      </text:list>
      <text:p text:style-name="P7"/>
      <text:p text:style-name="P16">Los riesgos como parte importante del proyecto, tiene que se asumidos <text:s/>de forma responsable y con la mayor prontitud posibles, ya que representan posibles problemas que podrían terminar el proyecto en fracaso, para ello se planea realizar una lista de los riesgos mas probables que podrían suceder al proyecto y para cada uno de ello realizar un plan de contingencia por si llegase a ocurrir.</text:p>
      <text:p text:style-name="P16">Para prevenir la aparición de riesgos, estos serán discutidos antes de iniciar cada fase y se identificaran dentro de la lista de riesgos ya planteada, donde se podrá acceder al plan de contingencia si este llegara a ocurrir, pero antes de seleccionar el plan de contingencia, se llevaran a cabo las labores descritas en la mitigación del riesgo respectivo.</text:p>
      <text:p text:style-name="P16">Después de cada una de las fases propuestas en la metodología del proyecto, se hara una revisión a cada una de las actividades que se realizaron y se presentara como informe, para ello se tendra en cuenta la lista de riesgos los cuales esta ordenados por grado de gravedad, donde el riesgo mas grave es el 1 <text:s/>y el menos grave el 10.</text:p>
      <text:list xml:id="list645295055" text:continue-numbering="true" text:style-name="Outline">
        <text:list-item>
          <text:h text:style-name="P22" text:outline-level="1">Organización y responsabilidades</text:h>
        </text:list-item>
      </text:list>
      <text:p text:style-name="P7"/>
      <table:table table:name="Tabla4" table:style-name="Tabla4">
        <table:table-column table:style-name="Tabla4.A"/>
        <table:table-column table:style-name="Tabla4.B"/>
        <table:table-header-rows>
          <table:table-row>
            <table:table-cell table:style-name="Tabla4.A1" office:value-type="string">
              <text:p text:style-name="P15">Individuo</text:p>
            </table:table-cell>
            <table:table-cell table:style-name="Tabla4.B1" office:value-type="string">
              <text:p text:style-name="P15">Responsabilidad</text:p>
            </table:table-cell>
          </table:table-row>
        </table:table-header-rows>
        <table:table-row>
          <table:table-cell table:style-name="Tabla4.A2" office:value-type="string">
            <text:p text:style-name="P6">Andrés Felipe Solarte </text:p>
          </table:table-cell>
          <table:table-cell table:style-name="Tabla4.B2" office:value-type="string">
            <text:p text:style-name="P6">La responsabilidad como asesor técnico del proyecto, es ayudar a tomar decisiones con las cuales se va a prevenir, mitigar y contrarrestar los riesgos que aparezcan a lo largo del proyecto.</text:p>
          </table:table-cell>
        </table:table-row>
        <table:table-row>
          <table:table-cell table:style-name="Tabla4.A2" office:value-type="string">
            <text:p text:style-name="P6">Jorge Iván Ramírez</text:p>
          </table:table-cell>
          <table:table-cell table:style-name="Tabla4.B2" office:value-type="string">
            <text:p text:style-name="P6">La responsabilidad del asesorado del proyecto, es realizar las acciones propuestas para prevenir,mitigar y contrarrestar los riesgos que aparezcan a lo largo del proyecto haciendo uso del documento de lista de riesgos y de gestión de riesgos para lograrlo.</text:p>
          </table:table-cell>
        </table:table-row>
      </table:table>
      <text:p text:style-name="P16"/>
      <text:list xml:id="list458979490" text:continue-numbering="true" text:style-name="Outline">
        <text:list-item>
          <text:h text:style-name="P22" text:outline-level="1">Presupuesto</text:h>
        </text:list-item>
      </text:list>
      <text:p text:style-name="Standard"/>
      <text:p text:style-name="P9">El presupuesto que se dara para la gestión de los riesgos a lo largo del proyecto sera dado en medidas de tiempo, ya que los riesgos aunque cubrirán un valor en dinero, este sera asumido en horas hombre de trabajo del grupo responsable de este proyecto, así que para cada iteración y microentregable de una pieza de software se ara la gestión en su etapa de pruebas mostrada en el glosario del proyecto.</text:p>
      <text:list xml:id="list1127431686" text:continue-numbering="true" text:style-name="Outline">
        <text:list-item>
          <text:h text:style-name="P22" text:outline-level="1"><text:soft-page-break/>Herramientas y técnicas</text:h>
        </text:list-item>
      </text:list>
      <text:p text:style-name="P7"/>
      <text:p text:style-name="P16">Las herramientas usadas para poder llevar un buen manejo de los riesgos son los documentos de lista <text:s/>de riesgos y el documento de plan de gestión de riesgos, donde se llevara nota de los riesgos por los que ira afrontando el proyecto y las técnicas que se usaran para contrarrestarlos, y si es posible administrar estos riesgos dentro de la herramienta de administración de requerimientos con la cual los riesgos representaran bugs que deben corregirse.</text:p>
      <text:list xml:id="list424757707" text:continue-numbering="true" text:style-name="Outline">
        <text:list-item>
          <text:h text:style-name="P22" text:outline-level="1">Lista de riesgos a manejar</text:h>
        </text:list-item>
      </text:list>
      <text:p text:style-name="P8"/>
      <text:p text:style-name="P17">Para ver la lista de riesgos a la que se afronta el proyecto, diríjase al documento de Lista de Riesgos que se encuentra dentro de la carpeta de análisis y diseño de la documentación RUP de este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Blockquote" style:family="paragraph" style:parent-style-name="Standard">
      <style:paragraph-properties fo:margin-left="0.635cm" fo:margin-right="0.635cm" fo:margin-top="0.176cm" fo:margin-bottom="0.176cm"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Normal_20__28_Web_29_" style:display-name="Normal (Web)" style:family="paragraph" style:parent-style-name="Standard">
      <style:paragraph-properties fo:margin-top="0.176cm" fo:margin-bottom="0.176cm" fo:line-height="100%" fo:orphans="2" fo:widows="2"/>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St2z0" style:family="text">
      <style:text-properties style:font-name="Symbol"/>
    </style:style>
    <style:style style:name="WW8NumSt8z0" style:family="text">
      <style:text-properties style:font-name="Symbol"/>
    </style:style>
    <style:style style:name="WW8NumSt18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86cm" fo:margin-left="-0.203cm" table:align="left" style:writing-mode="lr-tb"/>
    </style:style>
    <style:style style:name="Tabla3.A" style:family="table-column">
      <style:table-column-properties style:column-width="11.252cm"/>
    </style:style>
    <style:style style:name="Tabla3.B" style:family="table-column">
      <style:table-column-properties style:column-width="5.634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language-complex="ar" style:country-complex="SA"/>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language-complex="ar" style:country-complex="SA"/>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Programa de Ingeniería de Sistemas</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3" table:style-name="Tabla3">
          <table:table-column table:style-name="Tabla3.A"/>
          <table:table-column table:style-name="Tabla3.B"/>
          <table:table-row table:style-name="Tabla3.1">
            <table:table-cell table:style-name="Tabla3.A1" office:value-type="string">
              <text:p text:style-name="MP5">Herramienta CASE para la transformación de modelos de lineas de producción mediante MDA</text:p>
            </table:table-cell>
            <table:table-cell table:style-name="Tabla3.B1" office:value-type="string">
              <text:p text:style-name="MP6"><text:s text:c="2"/>Versión: <text:s text:c="10"/>&lt;1.0&gt;</text:p>
            </table:table-cell>
          </table:table-row>
          <table:table-row table:style-name="Tabla3.1">
            <table:table-cell table:style-name="Tabla3.A1" office:value-type="string">
              <text:p text:style-name="MP5">Plan de Gestión de riesgo.</text:p>
            </table:table-cell>
            <table:table-cell table:style-name="Tabla3.B1" office:value-type="string">
              <text:p text:style-name="MP5"><text:s text:c="2"/>Fecha: <text:s/>09/09/2009</text:p>
            </table:table-cell>
          </table:table-row>
          <table:table-row table:style-name="Tabla3.1">
            <table:table-cell table:style-name="Tabla3.B1" table:number-columns-spanned="2" office:value-type="string">
              <text:p text:style-name="MP5">Plan de gestion de Riesgos</text:p>
            </table:table-cell>
            <table:covered-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isk Management Plan</dc:title>
    <dc:subject>&lt;Project Name&gt;</dc:subject>
    <meta:creation-date>2009-09-14T01:23:35</meta:creation-date>
    <meta:editing-cycles>10</meta:editing-cycles>
    <meta:editing-duration>PT02H46M55S</meta:editing-duration>
    <meta:initial-creator>shinkei gentatsu</meta:initial-creator>
    <meta:generator>OpenOffice.org/3.1$Unix OpenOffice.org_project/310m19$Build-9420</meta:generator>
    <dc:date>2009-09-14T04:11:23</dc:date>
    <dc:creator>shinkei gentatsu</dc:creator>
    <meta:document-statistic meta:table-count="3" meta:image-count="0" meta:object-count="0" meta:page-count="6" meta:paragraph-count="63" meta:word-count="909" meta:character-count="5414"/>
    <meta:user-defined meta:name="Company">&lt;Nombre de la compañia&gt;</meta:user-defined>
  </office:meta>
</office:document-meta>
</file>